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/>
    </style:style>
    <style:style style:name="T1" style:family="text">
      <style:text-properties fo:font-weight="bold"/>
    </style:style>
    <style:style style:name="T2" style:family="text">
      <style:text-properties style:text-position="33% 80%"/>
    </style:style>
    <style:style style:name="T3" style:family="text">
      <style:text-properties style:text-position="33% 80%" style:font-name="Verdana1"/>
    </style:style>
    <style:style style:name="T4" style:family="text">
      <style:text-properties fo:font-size="10pt"/>
    </style:style>
    <style:style style:name="T5" style:family="text">
      <style:text-properties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Honey Muffins</text:span>Yield: 12 muffins <text:line-break/><text:span text:style-name="T4">Crystal Miller</text:span></text:p>
      <text:p text:style-name="Text_20_body"><text:span text:style-name="T5">2/3 cup honey<text:line-break/>½ cup orange juice <text:line-break/>1/3 cup melted butter<text:line-break/>2 eggs<text:line-break/>1 t. vanilla<text:line-break/>2 1/2 cups whole wheat pastry flour, freshly ground<text:line-break/>2 t baking powder<text:line-break/>1 t baking soda<text:line-break/>½ t salt</text:span></text:p>
      <text:p text:style-name="Text_20_body"><text:span text:style-name="T5">In a medium bowl combine honey, orange juice, butter, eggs and vanilla. Mix this very well. In a smaller bowl combine dry ingredients and mix well. Put the dry mixture into the liquid and mix until just moistened. Fill muffin cups about 2/3</text:span><text:span text:style-name="T3">rd</text:span><text:span text:style-name="T5">’s full. Bake at 375 for 15 to 20 minutes or until nice and golden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8:56:59.04</meta:creation-date>
    <dc:date>2017-05-05T18:59:28.17</dc:date>
    <dc:creator>Crystal Miller</dc:creator>
    <meta:editing-duration>PT2M28S</meta:editing-duration>
    <meta:editing-cycles>2</meta:editing-cycles>
    <meta:generator>OpenOffice/4.1.1$Win32 OpenOffice.org_project/411m6$Build-9775</meta:generator>
    <meta:document-statistic meta:table-count="0" meta:image-count="0" meta:object-count="0" meta:page-count="1" meta:paragraph-count="3" meta:word-count="99" meta:character-count="526"/>
  </office:meta>
</office:document-meta>
</file>